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592" calcext:value-type="float">
            <text:p>119.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352" calcext:value-type="float">
            <text:p>119.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208" calcext:value-type="float">
            <text:p>119.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64" calcext:value-type="float">
            <text:p>119.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6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6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4" calcext:value-type="float">
            <text:p>119.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6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632" calcext:value-type="float">
            <text:p>119.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44" calcext:value-type="float">
            <text:p>119.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296" calcext:value-type="float">
            <text:p>118.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5864" calcext:value-type="float">
            <text:p>118.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8432" calcext:value-type="float">
            <text:p>118.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336" calcext:value-type="float">
            <text:p>118.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4048" calcext:value-type="float">
            <text:p>118.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200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712" calcext:value-type="float">
            <text:p>117.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9852" calcext:value-type="float">
            <text:p>117.6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6272" calcext:value-type="float">
            <text:p>120.2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84576" calcext:value-type="float">
            <text:p>117.3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0048" calcext:value-type="float">
            <text:p>120.7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1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7368" calcext:value-type="float">
            <text:p>117.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9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9696" calcext:value-type="float">
            <text:p>116.4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0696" calcext:value-type="float">
            <text:p>116.8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3328" calcext:value-type="float">
            <text:p>116.5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7376" calcext:value-type="float">
            <text:p>116.9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3432" calcext:value-type="float">
            <text:p>116.6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146" calcext:value-type="float">
            <text:p>116.8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468" calcext:value-type="float">
            <text:p>121.2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732" calcext:value-type="float">
            <text:p>115.7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81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2128" calcext:value-type="float">
            <text:p>116.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1648" calcext:value-type="float">
            <text:p>116.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7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78" calcext:value-type="float">
            <text:p>115.7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348" calcext:value-type="float">
            <text:p>115.4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3528" calcext:value-type="float">
            <text:p>114.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476" calcext:value-type="float">
            <text:p>114.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7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892" calcext:value-type="float">
            <text:p>113.2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9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568" calcext:value-type="float">
            <text:p>110.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792" calcext:value-type="float">
            <text:p>109.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304" calcext:value-type="float">
            <text:p>108.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7436" calcext:value-type="float">
            <text:p>107.2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1904" calcext:value-type="float">
            <text:p>106.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4848" calcext:value-type="float">
            <text:p>105.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9504" calcext:value-type="float">
            <text:p>105.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9212" calcext:value-type="float">
            <text:p>104.5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68448" calcext:value-type="float">
            <text:p>104.1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6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0444" calcext:value-type="float">
            <text:p>104.1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59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3232" calcext:value-type="float">
            <text:p>103.5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5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24736" calcext:value-type="float">
            <text:p>103.4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5701</text:p>
          </table:table-cell>
          <table:table-cell office:value-type="string" calcext:value-type="string">
            <text:p>195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462" calcext:value-type="float">
            <text:p>102.9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8" meta:object-count="0"/>
    <meta:user-defined meta:name="AppVersion">3.0</meta:user-defined>
  </office:meta>
</office:document-meta>
</file>